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de22" officeooo:paragraph-rsid="0007de22"/>
    </style:style>
    <style:style style:name="P2" style:family="paragraph" style:parent-style-name="Preformatted_20_Text">
      <style:text-properties officeooo:rsid="0007de22" officeooo:paragraph-rsid="0007de22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Standard">
      <style:text-properties officeooo:rsid="0007de22" officeooo:paragraph-rsid="0007de22"/>
    </style:style>
    <style:style style:name="P5" style:family="paragraph" style:parent-style-name="Standard">
      <style:text-properties officeooo:rsid="000ab0fc" officeooo:paragraph-rsid="000ab0fc"/>
    </style:style>
    <style:style style:name="P6" style:family="paragraph" style:parent-style-name="Standard">
      <style:text-properties officeooo:rsid="000e5353" officeooo:paragraph-rsid="000e5353"/>
    </style:style>
    <style:style style:name="P7" style:family="paragraph" style:parent-style-name="Preformatted_20_Text">
      <style:text-properties officeooo:rsid="0007de22" officeooo:paragraph-rsid="0007de22"/>
    </style:style>
    <style:style style:name="P8" style:family="paragraph" style:parent-style-name="Preformatted_20_Text">
      <style:text-properties officeooo:rsid="000ab0fc" officeooo:paragraph-rsid="000ab0fc"/>
    </style:style>
    <style:style style:name="P9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0ab0fc"/>
    </style:style>
    <style:style style:name="T2" style:family="text">
      <style:text-properties officeooo:rsid="0007de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AST SQUARE <text:s text:c="3"/>- <text:s/>MCFADDEN </text:p>
      <text:p text:style-name="P1"/>
      <text:p text:style-name="P1">1) NO CROSS VALIDATION – 30 FEATURES</text:p>
      <text:p text:style-name="P1"/>
      <text:p text:style-name="P2">step 1 : R2 adjusted = 0.0320794565365</text:p>
      <text:p text:style-name="Preformatted_20_Text">step 2 : R2 adjusted = 0.0411265530781</text:p>
      <text:p text:style-name="Preformatted_20_Text">step 3 : R2 adjusted = 0.0481890133613</text:p>
      <text:p text:style-name="Preformatted_20_Text">step 4 : R2 adjusted = 0.0514358016916</text:p>
      <text:p text:style-name="Preformatted_20_Text">step 5 : R2 adjusted = 0.0535750884708</text:p>
      <text:p text:style-name="Preformatted_20_Text">step 6 : R2 adjusted = 0.0557072759709</text:p>
      <text:p text:style-name="Preformatted_20_Text">step 7 : R2 adjusted = 0.0580645296234</text:p>
      <text:p text:style-name="Preformatted_20_Text">step 8 : R2 adjusted = 0.0601138475268</text:p>
      <text:p text:style-name="Preformatted_20_Text">step 9 : R2 adjusted = 0.06122894488</text:p>
      <text:p text:style-name="Preformatted_20_Text">step 10 : R2 adjusted = 0.0619636030891</text:p>
      <text:p text:style-name="Preformatted_20_Text">step 11 : R2 adjusted = 0.0625479329125</text:p>
      <text:p text:style-name="Preformatted_20_Text">step 12 : R2 adjusted = 0.063028005549</text:p>
      <text:p text:style-name="Preformatted_20_Text">step 13 : R2 adjusted = 0.0634340068141</text:p>
      <text:p text:style-name="Preformatted_20_Text">step 14 : R2 adjusted = 0.0636483769198</text:p>
      <text:p text:style-name="Preformatted_20_Text">step 15 : R2 adjusted = 0.0637074735784</text:p>
      <text:p text:style-name="Preformatted_20_Text">step 16 : R2 adjusted = 0.0637673586557</text:p>
      <text:p text:style-name="Preformatted_20_Text">step 17 : R2 adjusted = 0.06377695</text:p>
      <text:p text:style-name="Preformatted_20_Text">step 18 : R2 adjusted = 0.0637770496404</text:p>
      <text:p text:style-name="Preformatted_20_Text">-------------------------------------------------------</text:p>
      <text:p text:style-name="Preformatted_20_Text">Number of features chosen: 18</text:p>
      <text:p text:style-name="P3">Indices of features chosen: <text:s/>[1, 13, 4, 11, 7, 2, 16, 10, 19, 12, 23, 5, 8, 26, 21, 22, 0, 9]</text:p>
      <text:p text:style-name="P1">2) NO CROSS VALIDATION – 30 FEATURES + LOG OF MASSES</text:p>
      <text:p text:style-name="P1"/>
      <text:p text:style-name="P2">step 1 : R2 adjusted = 0.0320794565365</text:p>
      <text:p text:style-name="Preformatted_20_Text">step 2 : R2 adjusted = 0.047166942174</text:p>
      <text:p text:style-name="Preformatted_20_Text">step 3 : R2 adjusted = 0.0612482205189</text:p>
      <text:p text:style-name="Preformatted_20_Text">step 4 : R2 adjusted = 0.0668010566278</text:p>
      <text:p text:style-name="Preformatted_20_Text">step 5 : R2 adjusted = 0.0717001634344</text:p>
      <text:p text:style-name="Preformatted_20_Text">step 6 : R2 adjusted = 0.0757292538246</text:p>
      <text:p text:style-name="Preformatted_20_Text">step 7 : R2 adjusted = 0.0781177637565</text:p>
      <text:p text:style-name="Preformatted_20_Text">step 8 : R2 adjusted = 0.0800173636369</text:p>
      <text:p text:style-name="Preformatted_20_Text">step 9 : R2 adjusted = 0.0807079498126</text:p>
      <text:p text:style-name="Preformatted_20_Text">step 10 : R2 adjusted = 0.0812871433531</text:p>
      <text:p text:style-name="Preformatted_20_Text">step 11 : R2 adjusted = 0.0822125400866</text:p>
      <text:p text:style-name="Preformatted_20_Text">step 12 : R2 adjusted = 0.0827256747397</text:p>
      <text:p text:style-name="Preformatted_20_Text">step 13 : R2 adjusted = 0.0833855822215</text:p>
      <text:p text:style-name="Preformatted_20_Text">step 14 : R2 adjusted = 0.0834893390277</text:p>
      <text:p text:style-name="Preformatted_20_Text">step 15 : R2 adjusted = 0.0835659325506</text:p>
      <text:p text:style-name="Preformatted_20_Text">step 16 : R2 adjusted = 0.083659872517</text:p>
      <text:p text:style-name="Preformatted_20_Text">step 17 : R2 adjusted = 0.0837093679881</text:p>
      <text:p text:style-name="Preformatted_20_Text">step 18 : R2 adjusted = 0.0837332227061</text:p>
      <text:p text:style-name="Preformatted_20_Text">step 19 : R2 adjusted = 0.0837459084975</text:p>
      <text:p text:style-name="Preformatted_20_Text">step 20 : R2 adjusted = 0.0838071786813</text:p>
      <text:p text:style-name="Preformatted_20_Text">step 21 : R2 adjusted = 0.0838343878265</text:p>
      <text:p text:style-name="Preformatted_20_Text">step 22 : R2 adjusted = 0.0838448106646</text:p>
      <text:p text:style-name="Preformatted_20_Text">step 23 : R2 adjusted = 0.0838500404853</text:p>
      <text:p text:style-name="Preformatted_20_Text">step 24 : R2 adjusted = 0.0838532382908</text:p>
      <text:p text:style-name="Preformatted_20_Text">-------------------------------------------------------</text:p>
      <text:p text:style-name="Preformatted_20_Text">Number of features chosen: 24</text:p>
      <text:p text:style-name="P3">Indices of features chosen: <text:s/>[1, 30, 0, 33, 32, 13, 12, 11, 29, 16, 10, 7, 19, 4, 2, 23, 8, 21, 22, 26, 5, 31, 6, 3]</text:p>
      <text:p text:style-name="P1"/>
      <text:p text:style-name="P1"/>
      <text:p text:style-name="P1"/>
      <text:p text:style-name="P1"><text:soft-page-break/>1) WITH CROSS VALIDATION <text:span text:style-name="T1">(3 folds)</text:span> – 30 FEATURES</text:p>
      <text:p text:style-name="P1"><text:s/></text:p>
      <text:p text:style-name="P2">step 1 : R2 adjusted = 0.999997666501</text:p>
      <text:p text:style-name="Preformatted_20_Text">step 2 : R2 adjusted = 0.999997713044</text:p>
      <text:p text:style-name="Preformatted_20_Text">step 3 : R2 adjusted = 0.999997750118</text:p>
      <text:p text:style-name="Preformatted_20_Text">step 4 : R2 adjusted = 0.999997767403</text:p>
      <text:p text:style-name="Preformatted_20_Text">step 5 : R2 adjusted = 0.999997778923</text:p>
      <text:p text:style-name="Preformatted_20_Text">step 6 : R2 adjusted = 0.999997790368</text:p>
      <text:p text:style-name="Preformatted_20_Text">step 7 : R2 adjusted = 0.99999780312</text:p>
      <text:p text:style-name="Preformatted_20_Text">step 8 : R2 adjusted = 0.999997814463</text:p>
      <text:p text:style-name="Preformatted_20_Text">step 9 : R2 adjusted = 0.999997820503</text:p>
      <text:p text:style-name="Preformatted_20_Text">step 10 : R2 adjusted = 0.999997824534</text:p>
      <text:p text:style-name="Preformatted_20_Text">step 11 : R2 adjusted = 0.99999782774</text:p>
      <text:p text:style-name="Preformatted_20_Text">step 12 : R2 adjusted = 0.999997830316</text:p>
      <text:p text:style-name="Preformatted_20_Text">step 13 : R2 adjusted = 0.999997832584</text:p>
      <text:p text:style-name="Preformatted_20_Text">step 14 : R2 adjusted = 0.999997833744</text:p>
      <text:p text:style-name="Preformatted_20_Text">step 15 : R2 adjusted = 0.999997834056</text:p>
      <text:p text:style-name="Preformatted_20_Text">step 16 : R2 adjusted = 0.999997834385</text:p>
      <text:p text:style-name="Preformatted_20_Text">step 17 : R2 adjusted = 0.99999783444</text:p>
      <text:p text:style-name="Preformatted_20_Text">step 18 : R2 adjusted = 0.999997834445</text:p>
      <text:p text:style-name="Preformatted_20_Text">step 19 : R2 adjusted = 0.999997834447</text:p>
      <text:p text:style-name="Preformatted_20_Text">-------------------------------------------------------</text:p>
      <text:p text:style-name="Preformatted_20_Text">Number of features chosen: 19</text:p>
      <text:p text:style-name="P3">Indices of features chosen: <text:s/>[1, 13, 4, 11, 7, 2, 16, 10, 19, 12, 23, 5, 8, 26, 21, 22, 0, 6, 9]</text:p>
      <text:p text:style-name="P5">2) WITH <text:span text:style-name="T2">CROSS VALIDATION – 30 FEATURES + LOG OF MASSES</text:span></text:p>
      <text:p text:style-name="P5"/>
      <text:p text:style-name="P8">step 1 : R2 adjusted = 0.999997666501</text:p>
      <text:p text:style-name="Preformatted_20_Text">step 2 : R2 adjusted = 0.999997745163</text:p>
      <text:p text:style-name="Preformatted_20_Text">step 3 : R2 adjusted = 0.999997821002</text:p>
      <text:p text:style-name="Preformatted_20_Text">step 4 : R2 adjusted = 0.999997851439</text:p>
      <text:p text:style-name="Preformatted_20_Text">step 5 : R2 adjusted = 0.99999787885</text:p>
      <text:p text:style-name="Preformatted_20_Text">step 6 : R2 adjusted = 0.99999790152</text:p>
      <text:p text:style-name="Preformatted_20_Text">step 7 : R2 adjusted = 0.999997915057</text:p>
      <text:p text:style-name="Preformatted_20_Text">step 8 : R2 adjusted = 0.999997925986</text:p>
      <text:p text:style-name="Preformatted_20_Text">step 9 : R2 adjusted = 0.999997929942</text:p>
      <text:p text:style-name="Preformatted_20_Text">step 10 : R2 adjusted = 0.999997932186</text:p>
      <text:p text:style-name="Preformatted_20_Text">step 11 : R2 adjusted = 0.999997939145</text:p>
      <text:p text:style-name="Preformatted_20_Text">step 12 : R2 adjusted = 0.999997941674</text:p>
      <text:p text:style-name="Preformatted_20_Text">step 13 : R2 adjusted = 0.999997945507</text:p>
      <text:p text:style-name="Preformatted_20_Text">step 14 : R2 adjusted = 0.99999794611</text:p>
      <text:p text:style-name="Preformatted_20_Text">step 15 : R2 adjusted = 0.999997946571</text:p>
      <text:p text:style-name="Preformatted_20_Text">step 16 : R2 adjusted = 0.999997947132</text:p>
      <text:p text:style-name="Preformatted_20_Text">step 17 : R2 adjusted = 0.999997947434</text:p>
      <text:p text:style-name="Preformatted_20_Text">step 18 : R2 adjusted = 0.99999794758</text:p>
      <text:p text:style-name="Preformatted_20_Text">step 19 : R2 adjusted = 0.999997947672</text:p>
      <text:p text:style-name="Preformatted_20_Text">step 20 : R2 adjusted = 0.99999794792</text:p>
      <text:p text:style-name="Preformatted_20_Text">step 21 : R2 adjusted = 0.9999979482</text:p>
      <text:p text:style-name="Preformatted_20_Text">step 22 : R2 adjusted = 0.999997948258</text:p>
      <text:p text:style-name="Preformatted_20_Text">step 23 : R2 adjusted = 0.999997948297</text:p>
      <text:p text:style-name="Preformatted_20_Text">step 24 : R2 adjusted = 0.999997948298</text:p>
      <text:p text:style-name="Preformatted_20_Text">-------------------------------------------------------</text:p>
      <text:p text:style-name="Preformatted_20_Text">Number of features chosen: 24</text:p>
      <text:p text:style-name="P3">Indices of features chosen: <text:s/>[1, 30, 0, 33, 32, 13, 12, 11, 7, 16, 10, 9, 19, 4, 2, 23, 8, 21, 5, 22, 26, 31, 6, 3]</text:p>
      <text:p text:style-name="P6">3) WITH CROSS VALIDATION : DEGREE 3 + LOG + 30 FEATU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23:10:39.046418245</meta:creation-date>
    <dc:date>2017-10-27T00:31:10.611130205</dc:date>
    <meta:editing-duration>PT30M5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104" meta:word-count="770" meta:character-count="4246" meta:non-whitespace-character-count="3565"/>
  </office:meta>
</office:document-meta>
</file>